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13204e" officeooo:paragraph-rsid="0013204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ias para projeto To Do List.</text:p>
      <text:p text:style-name="P1"/>
      <text:p text:style-name="P1">- Fazer um menu informando todas as opções do sistema, e pedindo que o usuário escolha o que ele quer fazer.</text:p>
      <text:p text:style-name="P1"><text:tab/>- Inserir tarefa</text:p>
      <text:p text:style-name="P1"><text:tab/>- Alterar tarefa</text:p>
      <text:p text:style-name="P1"><text:tab/>- Excluir tarefa</text:p>
      <text:p text:style-name="P1"><text:tab/>- Mostrar todas as tarefas</text:p>
      <text:p text:style-name="P1"><text:tab/>- Exibir uma tarefa com base no índice (id)</text:p>
      <text:p text:style-name="P1"><text:tab/>- Sair do sistema</text:p>
      <text:p text:style-name="P1"/>
      <text:p text:style-name="P1">- Como não vai ter banco de dados, a ideia seria salvar o array de tarefas num arquivo texto, assim, quando o usuário entrasse no sistema, ele carregaria esse arquivo texto de volta no array, e não perderia as tarefas cadastradas.</text:p>
      <text:p text:style-name="P1"/>
      <text:p text:style-name="P1">- Ao sair do sistema, deve ser salvo o conteúdo do array no arquivo texto.</text:p>
      <text:p text:style-name="P1"/>
      <text:p text:style-name="P1">- Ao selecionar a opção “Excluir tarefa”, o sistema mostrar a tarefa que será excluída, e perguntar ao usuário se realmente deseja excluir a tarefa.</text:p>
      <text:p text:style-name="P1"/>
      <text:p text:style-name="P1">- Ao selecionar a opção “Alterar tarefa”, o sistema mostra todas as tarefas, e pede o índice (id) da tarefa que deseja alter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0:59:25.358458374</meta:creation-date>
    <dc:date>2023-10-20T22:28:41.118222452</dc:date>
    <meta:editing-duration>PT1H19M5S</meta:editing-duration>
    <meta:editing-cycles>1</meta:editing-cycles>
    <meta:document-statistic meta:table-count="0" meta:image-count="0" meta:object-count="0" meta:page-count="1" meta:paragraph-count="12" meta:word-count="158" meta:character-count="858" meta:non-whitespace-character-count="706"/>
    <meta:generator>LibreOffice/7.3.7.2$Linux_X86_64 LibreOffice_project/30$Build-2</meta:generator>
  </office:meta>
</office:document-meta>
</file>